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e7242" officeooo:paragraph-rsid="001e7242"/>
    </style:style>
    <style:style style:name="P2" style:family="paragraph" style:parent-style-name="Standard">
      <style:paragraph-properties fo:text-align="justify" style:justify-single-word="false"/>
      <style:text-properties officeooo:rsid="001e7242" officeooo:paragraph-rsid="001e7242"/>
    </style:style>
    <style:style style:name="P3" style:family="paragraph" style:parent-style-name="Standard">
      <style:text-properties fo:font-size="15pt" fo:font-weight="bold" officeooo:rsid="001e7242" officeooo:paragraph-rsid="001e7242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e7242" officeooo:paragraph-rsid="001ec664"/>
    </style:style>
    <style:style style:name="P5" style:family="paragraph" style:parent-style-name="Standard">
      <style:paragraph-properties fo:text-align="start" style:justify-single-word="false"/>
      <style:text-properties officeooo:paragraph-rsid="001ec664"/>
    </style:style>
    <style:style style:name="T1" style:family="text">
      <style:text-properties officeooo:rsid="001ec664"/>
    </style:style>
    <style:style style:name="T2" style:family="text">
      <style:text-properties officeooo:rsid="001e72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3">Sponsorship Application Form GNOME.Asia</text:p>
      <text:p text:style-name="P1"/>
      <text:p text:style-name="P1">GNOME.Asia 2015: May 7-9, Depok, West Java, Indonesia </text:p>
      <text:p text:style-name="P1"/>
      <text:p text:style-name="P1">Please review the terms and conditions of sponsorship listed above before completing and </text:p>
      <text:p text:style-name="P1">submitting this form. To ensure that matters move quickly and smoothly, electronic documents </text:p>
      <text:p text:style-name="P1">and transactions are used where possible. Unless requested otherwise, the invoice and other </text:p>
      <text:p text:style-name="P1">documents will be sent as printable PDF files. </text:p>
      <text:p text:style-name="P1"><text:s/></text:p>
      <text:p text:style-name="P1">[ ] Platinum USD 12,000 </text:p>
      <text:p text:style-name="P1">[ ] Gold USD 9,000 <text:s/></text:p>
      <text:p text:style-name="P1">[ ] Silver USD 5,000 </text:p>
      <text:p text:style-name="P1">[ ] Bronze USD 2,500 </text:p>
      <text:p text:style-name="P1">[ ] Custom Sponsorship (as agreed) _________________________________________ </text:p>
      <text:p text:style-name="P1">Extras: ________________________________________________________________ </text:p>
      <text:p text:style-name="P1">Details (as agreed): ______________________________________________________ </text:p>
      <text:p text:style-name="P1">Repeat Sponsor Special: __________________________________________________ </text:p>
      <text:p text:style-name="P1"><text:s/></text:p>
      <text:p text:style-name="P1">Total Amount: ____________ </text:p>
      <text:p text:style-name="P1">Invoicing Details: ________________________________________________________ </text:p>
      <text:p text:style-name="P1">Company Name: ________________________________________________________ </text:p>
      <text:p text:style-name="P1">Contact Person: ________________________________________________________ </text:p>
      <text:p text:style-name="P1">Full Title / Position: ______________________________________________________ </text:p>
      <text:p text:style-name="P1">Email: _____________________________ Phone: _____________________________ </text:p>
      <text:p text:style-name="P1">Company Address: ______________________________________________________ </text:p>
      <text:p text:style-name="P1">City: ________________________________ Postal Code: ______________________ </text:p>
      <text:p text:style-name="P1"><text:s/></text:p>
      <text:p text:style-name="P1"><text:s/></text:p>
      <text:p text:style-name="P1">Authorized Signature: __________________________________ Date: _____________ </text:p>
      <text:p text:style-name="P1"><text:s/></text:p>
      <text:p text:style-name="P1"><text:s/></text:p>
      <text:p text:style-name="P1"><text:s/></text:p>
      <text:p text:style-name="P2"><text:s/></text:p>
      <text:p text:style-name="P4">Please mail this form by post to:<text:tab/><text:tab/><text:tab/><text:tab/><text:tab/><text:span text:style-name="T1">GNU/Linux Bogor (GLiB) </text:span></text:p>
      <text:p text:style-name="P5"><text:span text:style-name="T2"><text:tab/><text:tab/><text:tab/><text:tab/><text:tab/><text:tab/><text:tab/><text:tab/> <text:s text:c="4"/></text:span>Perumahan Taman Cimanggu<text:line-break/><text:tab/><text:tab/><text:tab/><text:tab/><text:tab/><text:tab/><text:tab/>Jl. Tanjung VIII No. 14, Bogor, Indonesia 16164<text:span text:style-name="T2"> </text:span></text:p>
      <text:p text:style-name="P4">Or email a scanned copy of this form to:<text:tab/><text:tab/><text:tab/><text:tab/><text:a xlink:type="simple" xlink:href="mailto:indriguli@gmail.com" text:style-name="Internet_20_link" text:visited-style-name="Visited_20_Internet_20_Link"><text:span text:style-name="T1">indriguli@gmail.com</text:span></text:a></text:p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Lucida Sans Unicode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22:24:29.111439798</meta:creation-date>
    <dc:date>2015-03-09T22:51:27.404126166</dc:date>
    <meta:editing-duration>PT10M30S</meta:editing-duration>
    <meta:editing-cycles>2</meta:editing-cycles>
    <meta:generator>LibreOffice/4.4.0.3$Linux_X86_64 LibreOffice_project/40m0$Build-3</meta:generator>
    <meta:document-statistic meta:table-count="0" meta:image-count="0" meta:object-count="0" meta:page-count="1" meta:paragraph-count="36" meta:word-count="161" meta:character-count="1652" meta:non-whitespace-character-count="1454"/>
  </office:meta>
</office:document-meta>
</file>